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9.89cm" svg:y="16.875cm">
          <text:p/>
        </draw:circle>
        <draw:polygon draw:style-name="gr2" draw:text-style-name="P1" draw:layer="layout" svg:width="10.159cm" svg:height="12.064cm" svg:x="6.08cm" svg:y="4.81cm" svg:viewBox="0 0 10160 12065" draw:points="0,10160 0,0 10160,0 10160,10160 6985,10160 5080,12065 3175,10160">
          <text:p/>
        </draw:polygon>
        <draw:circle draw:style-name="gr1" draw:text-style-name="P1" draw:layer="layout" svg:width="2.54cm" svg:height="2.54cm" svg:x="9.579cm" svg:y="17.187cm">
          <text:p/>
        </draw:circle>
        <draw:circle draw:style-name="gr3" draw:text-style-name="P1" draw:layer="layout" svg:width="0.846cm" svg:height="0.846cm" svg:x="10.426cm" svg:y="18.034cm">
          <text:p/>
        </draw:circle>
        <draw:polygon draw:style-name="gr2" draw:text-style-name="P1" draw:layer="layout" svg:width="10.159cm" svg:height="12.064cm" svg:x="5.769cm" svg:y="5.122cm" svg:viewBox="0 0 10160 12065" draw:points="0,10160 0,0 10160,0 10160,10160 6985,10160 5080,12065 3175,10160">
          <text:p/>
        </draw:polygon>
        <draw:rect draw:style-name="gr3" draw:text-style-name="P1" draw:layer="layout" svg:width="7.62cm" svg:height="7.62cm" svg:x="7.039cm" svg:y="6.392cm">
          <text:p/>
        </draw:rect>
        <draw:circle draw:style-name="gr3" draw:text-style-name="P1" draw:layer="layout" svg:width="0.846cm" svg:height="0.846cm" svg:x="10.737cm" svg:y="17.722cm">
          <text:p/>
        </draw:circle>
        <draw:rect draw:style-name="gr3" draw:text-style-name="P1" draw:layer="layout" svg:width="7.62cm" svg:height="7.62cm" svg:x="7.35cm" svg:y="6.08cm">
          <text:p/>
        </draw:rect>
        <draw:circle draw:style-name="gr1" draw:text-style-name="P1" draw:layer="layout" svg:width="2.54cm" svg:height="2.54cm" svg:x="9.255cm" svg:y="17.51cm">
          <text:p/>
        </draw:circle>
        <draw:circle draw:style-name="gr3" draw:text-style-name="P1" draw:layer="layout" svg:width="0.846cm" svg:height="0.846cm" svg:x="10.102cm" svg:y="18.357cm">
          <text:p/>
        </draw:circle>
        <draw:polygon draw:style-name="gr2" draw:text-style-name="P1" draw:layer="layout" svg:width="10.159cm" svg:height="12.064cm" svg:x="5.445cm" svg:y="5.445cm" svg:viewBox="0 0 10160 12065" draw:points="0,10160 0,0 10160,0 10160,10160 6985,10160 5080,12065 3175,10160">
          <text:p/>
        </draw:polygon>
        <draw:rect draw:style-name="gr3" draw:text-style-name="P1" draw:layer="layout" svg:width="7.62cm" svg:height="7.62cm" svg:x="6.715cm" svg:y="6.71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im Engler</meta:initial-creator>
    <meta:creation-date>2012-07-05T15:42:54</meta:creation-date>
    <dc:date>2012-07-05T16:00:12</dc:date>
    <dc:creator>Tim Engler</dc:creator>
    <meta:editing-duration>PT6M34S</meta:editing-duration>
    <meta:editing-cycles>1</meta:editing-cycles>
    <meta:generator>OpenOffice.org/3.3$Unix OpenOffice.org_project/330m20$Build-9567</meta:generator>
    <meta:document-statistic meta:object-count="12"/>
  </office:meta>
</office:document-meta>
</file>